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08bfca" officeooo:paragraph-rsid="0008bfca"/>
    </style:style>
    <style:style style:name="P2" style:family="paragraph" style:parent-style-name="Standard">
      <style:paragraph-properties fo:text-align="justify" style:justify-single-word="false"/>
      <style:text-properties fo:font-weight="bold" officeooo:rsid="0008bfca" officeooo:paragraph-rsid="0008bfca"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duction</text:p>
      <text:p text:style-name="P1"/>
      <text:p text:style-name="P1">The term “gay marketing” has been commonly used to describe marketing and advertising campaigns which have been designed to appeal non-heterosexual people. Historically, and current currently unfortunately, these advertising campaigns were, and are rarely inclusive of bisexual transgender people and thus the term LGBT marketing was not commonly used (Chaslin, 2000, Cambell, 2005). This paper, however, believes these practices are discriminatory and should change, hence the term LGBT marketing will be used throughout this paper. The first section of this paper will provide more information on the term LGBT and the cohort it represents. The remainder of the paper will then provide brief, yet in depth, marketing analysis of the LGBT cohort, from a South African perspective.</text:p>
      <text:p text:style-name="P1"/>
      <text:p text:style-name="P2">Overview of the LGBT cohort</text:p>
      <text:p text:style-name="P1"/>
      <text:p text:style-name="P1">The acronym LGBT stands for the words lesbian, gay bisexual and transgender. The term was first used officially in the 1990s as an amendment to the acronym <text:s/>LGB. Which has been in use since 1985. Prior to this term “gay” had been used to describe the LGBT Community, <text:s/>a term which many believed was an inaccurate representation of the cohort (Swalin, 2007). The LGBT acronym has been widely adopted by sexuality and gender-based groups around the world (Centerlink, 2008). The acronym aims to highlight and encompass a variety of sexuality and gender identity-based cultures. Rather than only referring to the lesbian, gay, bisexual and transgender community; the term includes anyone who is non-heterosexual or non-cisgender and thus the term “LGBT” will be used throughout the paper as an all-encompassing term (Swain, 2007).</text:p>
      <text:p text:style-name="P1"/>
      <text:p text:style-name="P1">One should note that the original acronym which represented the community was GLBT, however there was a movement to shift the L (lesbians) to the beginning of the acronym as there was a feeling that the “gay lib” movement at the time focussed predominantly on men\s issues and thus woment felt there needed to be a shift <text:s/>towards an increase in focus on women’s issues. Recently, there has been a move towards using the termLGBTIQ to represent the cohort, with the ‘Q’ standing for those who identify as queer and ‘T” representing interesex people (Arag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08:32:58.446710532</meta:creation-date>
    <dc:date>2019-10-02T08:48:34.691384938</dc:date>
    <meta:editing-duration>PT15M37S</meta:editing-duration>
    <meta:editing-cycles>1</meta:editing-cycles>
    <meta:document-statistic meta:table-count="0" meta:image-count="0" meta:object-count="0" meta:page-count="1" meta:paragraph-count="5" meta:word-count="350" meta:character-count="2204" meta:non-whitespace-character-count="1855"/>
    <meta:generator>LibreOffice/6.2.7.1$Linux_X86_64 LibreOffice_project/20$Build-1</meta:generator>
  </office:meta>
</office:document-meta>
</file>